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56f28"/>
    </style:style>
    <style:style style:name="P2" style:family="paragraph" style:parent-style-name="Heading_20_1">
      <style:paragraph-properties fo:break-before="page"/>
      <style:text-properties officeooo:rsid="00056f28" officeooo:paragraph-rsid="00056f28"/>
    </style:style>
    <style:style style:name="P3" style:family="paragraph" style:parent-style-name="Heading_20_1">
      <style:paragraph-properties fo:margin-top="0in" fo:margin-bottom="0.0598in" style:contextual-spacing="false" fo:break-before="page"/>
      <style:text-properties officeooo:rsid="00056f28" officeooo:paragraph-rsid="00056f28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8" style:family="paragraph" style:parent-style-name="Text_20_body" style:list-style-name="L2">
      <style:paragraph-properties fo:padding="0in" fo:border="none"/>
    </style:style>
    <style:style style:name="P9" style:family="paragraph" style:parent-style-name="Text_20_body">
      <style:paragraph-properties fo:margin-top="0in" fo:margin-bottom="0.0598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22. Coin Change</text:h>
      <text:p text:style-name="P6">You are given an integer array <text:span text:style-name="Source_20_Text"><text:span text:style-name="T2">coins</text:span></text:span> representing coins of different denominations and an integer <text:span text:style-name="Source_20_Text"><text:span text:style-name="T2">amount</text:span></text:span> representing a total amount of money.</text:p>
      <text:p text:style-name="P6">Return <text:span text:style-name="Emphasis"><text:span text:style-name="T1">the fewest number of coins that you need to make up that amount</text:span></text:span>. If that amount of money cannot be made up by any combination of the coins, return <text:span text:style-name="Source_20_Text"><text:span text:style-name="T2">-1</text:span></text:span>.</text:p>
      <text:p text:style-name="P6">You may assume that you have an infinite number of each kind of coin.</text:p>
      <text:p text:style-name="P6"> </text:p>
      <text:p text:style-name="P6"><text:span text:style-name="Strong_20_Emphasis"><text:span text:style-name="T1">Example 1:</text:span></text:span></text:p>
      <text:p text:style-name="P5"><text:span text:style-name="Strong_20_Emphasis"><text:span text:style-name="T1">Input:</text:span></text:span> coins = [1,2,5], amount = 11</text:p>
      <text:p text:style-name="P5"><text:span text:style-name="Strong_20_Emphasis"><text:span text:style-name="T1">Output:</text:span></text:span> 3</text:p>
      <text:p text:style-name="P4"><text:span text:style-name="Strong_20_Emphasis"><text:span text:style-name="T1">Explanation:</text:span></text:span> 11 = 5 + 5 + 1</text:p>
      <text:p text:style-name="P6"><text:span text:style-name="Strong_20_Emphasis"><text:span text:style-name="T1">Example 2:</text:span></text:span></text:p>
      <text:p text:style-name="P5"><text:span text:style-name="Strong_20_Emphasis"><text:span text:style-name="T1">Input:</text:span></text:span> coins = [2], amount = 3</text:p>
      <text:p text:style-name="P4"><text:span text:style-name="Strong_20_Emphasis"><text:span text:style-name="T1">Output:</text:span></text:span> -1</text:p>
      <text:p text:style-name="P6"><text:span text:style-name="Strong_20_Emphasis"><text:span text:style-name="T1">Example 3:</text:span></text:span></text:p>
      <text:p text:style-name="P5"><text:span text:style-name="Strong_20_Emphasis"><text:span text:style-name="T1">Input:</text:span></text:span> coins = [1], amount = 0</text:p>
      <text:p text:style-name="P4"><text:span text:style-name="Strong_20_Emphasis"><text:span text:style-name="T1">Output:</text:span></text:span> 0</text:p>
      <text:p text:style-name="P6"> </text:p>
      <text:p text:style-name="P6"><text:span text:style-name="Strong_20_Emphasis"><text:span text:style-name="T1">Constraints:</text:span></text:span></text:p>
      <text:list xml:id="list1163064121" text:style-name="L2">
        <text:list-item>
          <text:p text:style-name="P7"><text:span text:style-name="Source_20_Text"><text:span text:style-name="T2">1 &lt;= coins.length &lt;= 12</text:span></text:span></text:p>
        </text:list-item>
        <text:list-item>
          <text:p text:style-name="P7"><text:span text:style-name="Source_20_Text"><text:span text:style-name="T2">1 &lt;= coins[i]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  <text:list-item>
          <text:p text:style-name="P8"><text:span text:style-name="Source_20_Text"><text:span text:style-name="T2">0 &lt;= amount &lt;= 10</text:span></text:span><text:span text:style-name="Source_20_Text"><text:span text:style-name="T1">4</text:span></text:span></text:p>
        </text:list-item>
      </text:list>
      <text:p text:style-name="Text_20_body"/>
      <text:h text:style-name="P1" text:outline-level="1">322. Coin Change</text:h>
      <text:p text:style-name="Text_20_body">/*</text:p>
      <text:p text:style-name="Text_20_body"><text:s text:c="4"/>DFS</text:p>
      <text:p text:style-name="Text_20_body"><text:s text:c="4"/>Time complexity: O(n^amount)</text:p>
      <text:p text:style-name="Text_20_body"><text:s text:c="4"/>Extra space complexity: O(1)</text:p>
      <text:p text:style-name="Text_20_body">*/</text:p>
      <text:p text:style-name="Text_20_body">class Solution {</text:p>
      <text:p text:style-name="Text_20_body">public:</text:p>
      <text:p text:style-name="Text_20_body"><text:s text:c="4"/>int coinChange(vector&lt;int&gt;&amp; coins, int amount) {</text:p>
      <text:p text:style-name="Text_20_body"><text:s text:c="8"/>int n=coins.size();</text:p>
      <text:p text:style-name="Text_20_body"><text:s text:c="8"/></text:p>
      <text:p text:style-name="Text_20_body"><text:s text:c="8"/>auto solve=[&amp;](int amount,auto&amp; self)-&gt;int{</text:p>
      <text:p text:style-name="Text_20_body"><text:s text:c="12"/>if(amount&lt;0) return INT_MAX;</text:p>
      <text:p text:style-name="Text_20_body"><text:s text:c="12"/>if(amount==0) return 0;</text:p>
      <text:p text:style-name="Text_20_body"/>
      <text:p text:style-name="Text_20_body"><text:s text:c="12"/>int ans=INT_MAX;</text:p>
      <text:p text:style-name="Text_20_body"><text:s text:c="12"/>for(int i=0;i&lt;n;++i){</text:p>
      <text:p text:style-name="Text_20_body"><text:s text:c="16"/>int count=self(amount-coins[i],self);</text:p>
      <text:p text:style-name="Text_20_body"><text:s text:c="16"/>if(count!=INT_MAX) ans=std::min(ans,1+count);</text:p>
      <text:p text:style-name="Text_20_body"><text:s text:c="12"/>}</text:p>
      <text:p text:style-name="Text_20_body"><text:s text:c="12"/>return ans;</text:p>
      <text:p text:style-name="Text_20_body"><text:s text:c="8"/>};</text:p>
      <text:p text:style-name="Text_20_body"><text:s text:c="8"/></text:p>
      <text:p text:style-name="Text_20_body"><text:s text:c="8"/>int ans=solve(amount,solve);</text:p>
      <text:p text:style-name="Text_20_body"><text:s text:c="8"/>return ans!=INT_MAX?ans:-1;</text:p>
      <text:p text:style-name="Text_20_body"><text:s text:c="4"/>}</text:p>
      <text:p text:style-name="Text_20_body">};</text:p>
      <text:h text:style-name="P2" text:outline-level="1">322. Coin Change</text:h>
      <text:p text:style-name="P9">/*</text:p>
      <text:p text:style-name="P9"><text:s text:c="4"/>DFS+DP memoization</text:p>
      <text:p text:style-name="P9"><text:s text:c="4"/>Time complexity: O(n^2)</text:p>
      <text:p text:style-name="P9"><text:s text:c="4"/>Extra space complexity: O(2n)</text:p>
      <text:p text:style-name="P9">*/</text:p>
      <text:p text:style-name="P9">class Solution {</text:p>
      <text:p text:style-name="P9"><text:s text:c="4"/>public:</text:p>
      <text:p text:style-name="P9"><text:s text:c="8"/>int minHeightShelves(std::vector&lt;std::vector&lt;int&gt;&gt;&amp; books, int shelfWidth) {</text:p>
      <text:p text:style-name="P9"><text:s text:c="12"/>int n=books.size();</text:p>
      <text:p text:style-name="P9"><text:s text:c="12"/>std::vector&lt;int&gt; memo(n,-1);</text:p>
      <text:p text:style-name="P9"><text:s text:c="12"/>auto solve=[&amp;](int i,auto&amp; self)-&gt;int{</text:p>
      <text:p text:style-name="P9"><text:s text:c="16"/>if(i==n) return 0;</text:p>
      <text:p text:style-name="P9"><text:s text:c="16"/>if(memo[i]!=-1) return memo[i];</text:p>
      <text:p text:style-name="P9"><text:s text:c="16"/>int shelf_w=shelfWidth;</text:p>
      <text:p text:style-name="P9"><text:s text:c="16"/>int max_height=INT_MIN;</text:p>
      <text:p text:style-name="P9"><text:s text:c="16"/>int ans=INT_MAX;</text:p>
      <text:p text:style-name="P9"><text:s text:c="16"/>for(int j=i;j&lt;n;++j){</text:p>
      <text:p text:style-name="P9"><text:s text:c="20"/>int w=books[j][0];</text:p>
      <text:p text:style-name="P9"><text:s text:c="20"/>int h=books[j][1];</text:p>
      <text:p text:style-name="P9"><text:s text:c="20"/>if (shelf_w&lt;w) break;</text:p>
      <text:p text:style-name="P9"><text:s text:c="20"/>shelf_w-=w;</text:p>
      <text:p text:style-name="P9"><text:s text:c="20"/>max_height=std::max(max_height,h);</text:p>
      <text:p text:style-name="P9"><text:s text:c="20"/>ans=std::min(ans,self(j+1,self)+max_height);</text:p>
      <text:p text:style-name="P9"><text:s text:c="16"/>}</text:p>
      <text:p text:style-name="P9"><text:s text:c="16"/>return memo[i]=ans;</text:p>
      <text:p text:style-name="P9"><text:s text:c="12"/>};</text:p>
      <text:p text:style-name="P9"><text:s text:c="12"/>return solve(0,solve);</text:p>
      <text:p text:style-name="P9"><text:s text:c="8"/>}</text:p>
      <text:p text:style-name="P9">};</text:p>
      <text:h text:style-name="P3" text:outline-level="1">322. Coin Change</text:h>
      <text:p text:style-name="P9">/* <text:s/></text:p>
      <text:p text:style-name="P9"><text:s text:c="4"/>DP: Bottom up</text:p>
      <text:p text:style-name="P9"><text:s text:c="4"/>Time complexity: O(n*amount)</text:p>
      <text:p text:style-name="P9"><text:s text:c="4"/>Extra space complexity: O(amount)</text:p>
      <text:p text:style-name="P9">*/</text:p>
      <text:p text:style-name="P9">class Solution {</text:p>
      <text:p text:style-name="P9">public:</text:p>
      <text:p text:style-name="P9"><text:s text:c="4"/>int coinChange(vector&lt;int&gt;&amp; coins, int amount) {</text:p>
      <text:p text:style-name="P9"><text:s text:c="8"/>std::vector&lt;int&gt; dp(amount+1,INT_MAX);</text:p>
      <text:p text:style-name="P9"><text:s text:c="8"/>dp[0]=0;</text:p>
      <text:p text:style-name="P9"><text:s text:c="8"/>for(int i=1;i&lt;=amount;++i){</text:p>
      <text:p text:style-name="P9"><text:s text:c="12"/>for(auto&amp; coin: coins){</text:p>
      <text:p text:style-name="P9"><text:s text:c="16"/>if(i-coin&gt;=0&amp;&amp;dp[i-coin]!=INT_MAX) dp[i]=std::min(dp[i],1+dp[i-coin]);</text:p>
      <text:p text:style-name="P9"><text:s text:c="12"/>}</text:p>
      <text:p text:style-name="P9"><text:s text:c="8"/>}</text:p>
      <text:p text:style-name="P9"><text:s text:c="12"/>return dp[amount]!=INT_MAX?dp[amount]:-1;</text:p>
      <text:p text:style-name="P9"><text:s text:c="4"/>}</text:p>
      <text:p text:style-name="P9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3:59:14.675899392</meta:creation-date>
    <dc:date>2024-07-31T14:02:10.932968391</dc:date>
    <meta:editing-duration>PT2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96" meta:word-count="291" meta:character-count="2704" meta:non-whitespace-character-count="1879"/>
  </office:meta>
</office:document-meta>
</file>